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5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6" style:parent-style-name="Normal" style:family="paragraph">
      <style:paragraph-properties fo:text-align="justify" style:writing-mode="rl-tb" fo:margin-top="0.0833in" fo:margin-bottom="0in" fo:line-height="100%"/>
    </style:style>
    <style:style style:name="T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81" style:parent-style-name="Normal" style:family="paragraph">
      <style:paragraph-properties fo:text-align="justify" style:writing-mode="rl-tb" fo:margin-top="0.0833in" fo:margin-bottom="0in" fo:line-height="100%"/>
    </style:style>
    <style:style style:name="T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92" style:parent-style-name="Normal" style:family="paragraph">
      <style:paragraph-properties fo:text-align="justify" style:writing-mode="rl-tb" fo:margin-top="0.0833in" fo:margin-bottom="0in" fo:line-height="100%"/>
    </style:style>
    <style:style style:name="T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12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25" style:parent-style-name="Normal" style:family="paragraph">
      <style:paragraph-properties fo:text-align="justify" style:writing-mode="rl-tb" fo:margin-top="0.0833in" fo:margin-bottom="0in" fo:line-height="100%"/>
    </style:style>
    <style:style style:name="T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66" style:parent-style-name="Normal" style:family="paragraph">
      <style:paragraph-properties fo:text-align="justify" style:writing-mode="rl-tb" fo:margin-top="0.0833in" fo:margin-bottom="0in" fo:line-height="100%"/>
    </style:style>
    <style:style style:name="T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Habakkuk 1</text:span>‬‬</text:p>
      <text:p text:style-name="P3"><text:span text:style-name="T4">1</text:span><text:span text:style-name="T5"> הַמַּשָׂא֙ אֲשֶׁ֣ר חָזָ֔ה חֲבַקּ֖וּק הַנָּבִֽיא׃<text:s/></text:span><text:span text:style-name="T6">2</text:span><text:span text:style-name="T7"> עַד־אָ֧נָה יְהוָ֛ה שִׁוַּ֖עְתִּי וְלֹ֣א תִשְׁמָ֑ע אֶזְעַ֥ק אֵלֶ֛יךָ חָמָ֖ס וְלֹ֥א תוֹשִֽׁיעַ׃<text:s/></text:span><text:span text:style-name="T8">‬</text:span>‬<text:span text:style-name="T9">3</text:span><text:span text:style-name="T10"> לָ֣מָּה תַרְאֵ֤נִי אָ֙וֶן֙ וְעָמָ֣ל תַּבִּ֔יט וְשֹׁ֥ד וְחָמָ֖ס לְנֶגְדִּ֑י וַיְהִ֧י רִ֦יב וּמָד֖וֹן יִשָּֽׂא׃<text:s/></text:span><text:span text:style-name="T11">‬</text:span>‬<text:span text:style-name="T12">4</text:span><text:span text:style-name="T13"> עַל־כֵּן֙ תָּפ֣וּג תּוֹרָ֔ה וְלֹֽא־יֵצֵ֥א לָנֶ֖צַח מִשְׁפָּ֑ט כִּ֤י רָשָׁע֙ מַכְתִּ֣יר אֶת־הַצַּדִּ֔יק עַל־כֵּ֛ן יֵצֵ֥א מִשְׁפָּ֖ט מְעֻקָּֽל׃<text:s/></text:span><text:span text:style-name="T14">‬</text:span>‬<text:span text:style-name="T15">5</text:span><text:span text:style-name="T16"> רְא֤וּ בַגּוֹיִם֙ וְֽהַבִּ֔יטוּ וְהִֽתַּמְּה֖וּ תְּמָ֑הוּ כִּי־פֹ֙עַל֙ פֹּעֵ֣ל בִּֽימֵיכֶ֔ם לֹ֥א תַאֲמִ֖ינוּ כִּ֥י יְסֻפָּֽר׃<text:s/></text:span><text:span text:style-name="T17">‬</text:span>‬<text:span text:style-name="T18">6</text:span><text:span text:style-name="T19"> כִּֽי־הִנְנִ֤י מֵקִים֙ אֶת־הַכַּשְׂדִּ֔ים הַגּ֖וֹי הַמַּ֣ר וְהַנִּמְהָ֑ר הַֽהוֹלֵךְ֙ לְמֶרְחֲבֵי־אֶ֔רֶץ לָרֶ֖שֶׁת מִשְׁכָּנ֥וֹת לֹּא־לֽוֹ׃<text:s/></text:span><text:span text:style-name="T20">‬</text:span>‬<text:span text:style-name="T21">7</text:span><text:span text:style-name="T22"> אָיֹ֥ם וְנוֹרָ֖א ה֑וּא מִמֶּ֕נּוּ מִשְׁפָּט֥וֹ וּשְׂאֵת֖וֹ יֵצֵֽא׃<text:s/></text:span><text:span text:style-name="T23">‬</text:span>‬<text:span text:style-name="T24">8</text:span><text:span text:style-name="T25"> וְקַלּ֨וּ מִנְּמֵרִ֜ים סוּסָ֗יו וְחַדּוּ֙ מִזְּאֵ֣בֵי עֶ֔רֶב וּפָ֖שׁוּ פָּֽרָשָׁ֑יו וּפָֽרָשָׁיו֙ מֵרָח֣וֹק יָבֹ֔אוּ יָעֻ֕פוּ כְּנֶ֖שֶׁר חָ֥שׁ לֶאֱכֽוֹל׃<text:s/></text:span><text:span text:style-name="T26">‬</text:span>‬<text:span text:style-name="T27">9</text:span><text:span text:style-name="T28"> כֻּלֹּה֙ לְחָמָ֣ס יָב֔וֹא מְגַמַּ֥ת פְּנֵיהֶ֖ם קָדִ֑ימָה וַיֶּאֱסֹ֥ף כַּח֖וֹל שֶֽׁבִי׃<text:s/></text:span><text:span text:style-name="T29">‬</text:span>‬<text:span text:style-name="T30">10</text:span><text:span text:style-name="T31"> וְהוּא֙ בַּמְּלָכִ֣ים יִתְקַלָּ֔ס וְרֹזְנִ֖ים מִשְׂחָ֣ק ל֑וֹ ה֚וּא לְכָל־מִבְצָ֣ר יִשְׂחָ֔ק וַיִּצְבֹּ֥ר עָפָ֖ר וַֽיִּלְכְּדָֽהּ׃<text:s/></text:span><text:span text:style-name="T32">‬</text:span>‬<text:span text:style-name="T33">11</text:span><text:span text:style-name="T34"> אָ֣ז חָלַ֥ף ר֛וּחַ וַֽיַּעֲבֹ֖ר וְאָשֵׁ֑ם ז֥וּ כֹח֖וֹ לֵאלֹהֽוֹ׃<text:s/></text:span><text:span text:style-name="T35">‬</text:span>‬<text:span text:style-name="T36">12</text:span><text:span text:style-name="T37"> הֲל֧וֹא אַתָּ֣ה מִקֶּ֗דֶם יְהוָ֧ה אֱלֹהַ֛י קְדֹשִׁ֖י לֹ֣א נָמ֑וּת יְהוָה֙ לְמִשְׁפָּ֣ט שַׂמְתּ֔וֹ וְצ֖וּר לְהוֹכִ֥יחַ יְסַדְתּֽוֹ׃<text:s/></text:span><text:span text:style-name="T38">‬</text:span>‬<text:span text:style-name="T39">13</text:span><text:span text:style-name="T40"> טְה֤וֹר עֵינַ֙יִם֙ מֵרְא֣וֹת רָ֔ע וְהַבִּ֥יט אֶל־עָמָ֖ל לֹ֣א תוּכָ֑ל לָ֤מָּה תַבִּיט֙ בּֽוֹגְדִ֔ים תַּחֲרִ֕ישׁ בְּבַלַּ֥ע רָשָׁ֖ע צַדִּ֥יק מִמֶּֽנּוּ׃<text:s/></text:span><text:span text:style-name="T41">‬</text:span>‬<text:span text:style-name="T42">14</text:span><text:span text:style-name="T43"> וַתַּעֲשֶׂ֥ה אָדָ֖ם כִּדְגֵ֣י הַיָּ֑ם כְּרֶ֖מֶשׂ לֹא־מֹשֵׁ֥ל בּֽוֹ׃<text:s/></text:span><text:span text:style-name="T44">‬</text:span>‬<text:span text:style-name="T45">15</text:span><text:span text:style-name="T46"> כֻּלֹּה֙ בְּחַכָּ֣ה הֵֽעֲלָ֔ה יְגֹרֵ֣הוּ בְחֶרְמ֔וֹ וְיַאַסְפֵ֖הוּ בְּמִכְמַרְתּ֑וֹ עַל־כֵּ֖ן יִשְׂמַ֥ח וְיָגִֽיל׃<text:s/></text:span><text:span text:style-name="T47">‬</text:span>‬<text:span text:style-name="T48">16</text:span><text:span text:style-name="T49"> עַל־כֵּן֙ יְזַבֵּ֣חַ לְחֶרְמ֔וֹ וִֽיקַטֵּ֖ר לְמִכְמַרְתּ֑וֹ כִּ֤י בָהֵ֙מָּה֙ שָׁמֵ֣ן חֶלְק֔וֹ וּמַאֲכָל֖וֹ בְּרִאָֽה׃<text:s/></text:span><text:span text:style-name="T50">‬</text:span>‬<text:span text:style-name="T51">17</text:span><text:span text:style-name="T52"> הַ֥עַל כֵּ֖ן יָרִ֣יק חֶרְמ֑וֹ וְתָמִ֛יד לַהֲרֹ֥ג גּוֹיִ֖ם לֹ֥א יַחְמֽוֹל׃</text:span><text:span text:style-name="T53"><text:s/>ס<text:s/></text:span><text:span text:style-name="T54">‬</text:span>‬‬‬‬‬‬‬‬‬‬‬‬‬‬‬‬‬</text:p>
      <text:section text:name="Sect1" text:style-name="S1">
        <text:p text:style-name="P55">Habakkuk 2</text:p>
        <text:p text:style-name="P56"><text:span text:style-name="T57">1</text:span><text:span text:style-name="T58"> עַל־מִשְׁמַרְתִּ֣י אֶעֱמֹ֔דָה וְאֶֽתְיַצְּבָ֖ה עַל־מָצ֑וֹר וַאֲצַפֶּ֗ה לִרְאוֹת֙ מַה־יְדַבֶּר־בִּ֔י וּמָ֥ה אָשִׁ֖יב עַל־תּוֹכַחְתִּֽי׃<text:s/></text:span><text:span text:style-name="T59">2</text:span><text:span text:style-name="T60"> וַיַּעֲנֵ֤נִי יְהוָה֙ וַיֹּ֔אמֶר כְּת֣וֹב חָז֔וֹן וּבָאֵ֖ר עַל־הַלֻּח֑וֹת לְמַ֥עַן יָר֖וּץ ק֥וֹרֵא בֽוֹ׃<text:s/></text:span><text:span text:style-name="T61">‬</text:span>‬<text:span text:style-name="T62">3</text:span><text:span text:style-name="T63"> כִּ֣י ע֤וֹד חָזוֹן֙ לַמּוֹעֵ֔ד וְיָפֵ֥חַ לַקֵּ֖ץ וְלֹ֣א יְכַזֵּ֑ב אִם־יִתְמַהְמָהּ֙ חַכֵּה־ל֔וֹ כִּֽי־בֹ֥א יָבֹ֖א לֹ֥א יְאַחֵֽר׃<text:s/></text:span><text:span text:style-name="T64">‬</text:span>‬<text:span text:style-name="T65">4</text:span><text:span text:style-name="T66"> הִנֵּ֣ה עֻפְּלָ֔ה לֹא־יָשְׁרָ֥ה נַפְשׁ֖וֹ בּ֑וֹ וְצַדִּ֖יק בֶּאֱמוּנָת֥וֹ יִחְיֶֽה׃<text:s/></text:span><text:span text:style-name="T67">‬</text:span>‬<text:span text:style-name="T68">5</text:span><text:span text:style-name="T69"> וְאַף֙ כִּֽי־הַיַּ֣יִן בּוֹגֵ֔ד גֶּ֥בֶר יָהִ֖יר וְלֹ֣א יִנְוֶ֑ה אֲשֶׁר֩ הִרְחִ֨יב כִּשְׁא֜וֹל נַפְשׁ֗וֹ וְה֤וּא כַמָּ֙וֶת֙ וְלֹ֣א יִשְׂבָּ֔ע וַיֶּאֱסֹ֤ף אֵלָיו֙ כָּל־הַגּוֹיִ֔ם וַיִּקְבֹּ֥ץ אֵלָ֖יו כָּל־הָעַמִּֽים׃<text:s/></text:span><text:span text:style-name="T70">‬</text:span>‬<text:span text:style-name="T71">6</text:span><text:span text:style-name="T72"> הֲלוֹא־אֵ֣לֶּה כֻלָּ֗ם עָלָיו֙ מָשָׁ֣ל יִשָּׂ֔אוּ וּמְלִיצָ֖ה חִיד֣וֹת ל֑וֹ וְיֹאמַ֗ר ה֚וֹי הַמַּרְבֶּ֣ה לֹּא־ל֔וֹ עַד־מָתַ֕י וּמַכְבִּ֥יד עָלָ֖יו עַבְטִֽיט׃<text:s/></text:span><text:span text:style-name="T73">‬</text:span>‬<text:span text:style-name="T74">7</text:span><text:span text:style-name="T75"> הֲל֣וֹא פֶ֗תַע יָק֙וּמוּ֙ נֹשְׁכֶ֔יךָ וְיִקְצ֖וּ מְזַעְזְעֶ֑יךָ וְהָיִ֥יתָ לִמְשִׁסּ֖וֹת לָֽמוֹ׃<text:s/></text:span><text:span text:style-name="T76">‬</text:span>‬<text:span text:style-name="T77">8</text:span><text:span text:style-name="T78"> כִּֽי אַתָּ֤ה שַׁלּ֙וֹתָ֙ גּוֹיִ֣ם רַבִּ֔ים יְשָׁלּ֖וּךָ כָּל־יֶ֣תֶר עַמִּ֑ים מִדְּמֵ֤י אָדָם֙ וַחֲמַס־אֶ֔רֶץ קִרְיָ֖ה וְכָל־יֹ֥שְׁבֵי בָֽהּ׃<text:s/></text:span><text:span text:style-name="T79">פ<text:s/></text:span><text:span text:style-name="T80">‬</text:span>‬‬‬‬‬‬‬‬</text:p>
        <text:soft-page-break/>
        <text:p text:style-name="P81"><text:span text:style-name="T82">9</text:span><text:span text:style-name="T83"> ה֗וֹי בֹּצֵ֛עַ בֶּ֥צַע רָ֖ע לְבֵית֑וֹ לָשׂ֤וּם בַּמָּרוֹם֙ קִנּ֔וֹ לְהִנָּצֵ֖ל מִכַּף־רָֽע׃<text:s/></text:span><text:span text:style-name="T84">‬</text:span>‬<text:span text:style-name="T85">10</text:span><text:span text:style-name="T86"> יָעַ֥צְתָּ בֹּ֖שֶׁת לְבֵיתֶ֑ךָ קְצוֹת־עַמִּ֥ים רַבִּ֖ים וְחוֹטֵ֥א נַפְשֶֽׁךָ׃<text:s/></text:span><text:span text:style-name="T87">‬</text:span>‬<text:span text:style-name="T88">11</text:span><text:span text:style-name="T89"> כִּי־אֶ֖בֶן מִקִּ֣יר תִּזְעָ֑ק וְכָפִ֖יס מֵעֵ֥ץ יַעֲנֶֽנָּה׃<text:s/></text:span><text:span text:style-name="T90">פ<text:s/></text:span><text:span text:style-name="T91">‬</text:span>‬‬‬‬</text:p>
        <text:p text:style-name="P92"><text:span text:style-name="T93">12</text:span><text:span text:style-name="T94"> ה֛וֹי בֹּנֶ֥ה עִ֖יר בְּדָמִ֑ים וְכוֹנֵ֥ן קִרְיָ֖ה בְּעַוְלָֽה׃<text:s/></text:span><text:span text:style-name="T95">‬</text:span>‬<text:span text:style-name="T96">13</text:span><text:span text:style-name="T97"> הֲל֣וֹא הִנֵּ֔ה מֵאֵ֖ת יְהוָ֣ה צְבָא֑וֹת וְיִֽיגְע֤וּ עַמִּים֙ בְּדֵי־אֵ֔שׁ וּלְאֻמִּ֖ים בְּדֵי־רִ֥יק יִעָֽפוּ׃<text:s/></text:span><text:span text:style-name="T98">‬</text:span>‬<text:span text:style-name="T99">14</text:span><text:span text:style-name="T100"> כִּ֚י תִּמָּלֵ֣א הָאָ֔רֶץ לָדַ֖עַת אֶת־כְּב֣וֹד יְהוָ֑ה כַּמַּ֖יִם יְכַסּ֥וּ עַל־יָֽם׃</text:span><text:span text:style-name="T101"><text:s/>ס<text:s/></text:span><text:span text:style-name="T102">‬</text:span>‬<text:span text:style-name="T103">15</text:span><text:span text:style-name="T104"> ה֚וֹי מַשְׁקֵ֣ה רֵעֵ֔הוּ מְסַפֵּ֥חַ חֲמָתְךָ֖ וְאַ֣ף שַׁכֵּ֑ר לְמַ֥עַן הַבִּ֖יט עַל־מְעוֹרֵיהֶֽם׃<text:s/></text:span><text:span text:style-name="T105">‬</text:span>‬<text:span text:style-name="T106">16</text:span><text:span text:style-name="T107"> שָׂבַ֤עְתָּ קָלוֹן֙ מִכָּב֔וֹד שְׁתֵ֥ה גַם־אַ֖תָּה וְהֵֽעָרֵ֑ל תִּסּ֣וֹב עָלֶ֗יךָ כּ֚וֹס יְמִ֣ין יְהוָ֔ה וְקִיקָל֖וֹן עַל־כְּבוֹדֶֽךָ׃<text:s/></text:span><text:span text:style-name="T108">‬</text:span>‬<text:span text:style-name="T109">17</text:span><text:span text:style-name="T110"> כִּ֣י חֲמַ֤ס לְבָנוֹן֙ יְכַסֶּ֔ךָּ וְשֹׁ֥ד בְּהֵמ֖וֹת יְחִיתַ֑ן מִדְּמֵ֤י אָדָם֙ וַחֲמַס־אֶ֔רֶץ קִרְיָ֖ה וְכָל־יֹ֥שְׁבֵי בָֽהּ׃</text:span><text:span text:style-name="T111"><text:s/>ס<text:s/></text:span><text:span text:style-name="T112">‬</text:span>‬<text:span text:style-name="T113">18</text:span><text:span text:style-name="T114"> מָֽה־הוֹעִ֣יל פֶּ֗סֶל כִּ֤י פְסָלוֹ֙ יֹֽצְר֔וֹ מַסֵּכָ֖ה וּמ֣וֹרֶה שָּׁ֑קֶר כִּ֣י בָטַ֞ח יֹצֵ֤ר יִצְרוֹ֙ עָלָ֔יו לַעֲשׂ֖וֹת אֱלִילִ֥ים אִלְּמִֽים׃</text:span><text:span text:style-name="T115"><text:s/>ס<text:s/></text:span><text:span text:style-name="T116">‬</text:span>‬<text:span text:style-name="T117">19</text:span><text:span text:style-name="T118"> ה֣וֹי אֹמֵ֤ר לָעֵץ֙ הָקִ֔יצָה ע֖וּרִי לְאֶ֣בֶן דּוּמָ֑ם ה֣וּא יוֹרֶ֔ה הִנֵּה־ה֗וּא תָּפוּשׂ֙ זָהָ֣ב וָכֶ֔סֶף וְכָל־ר֖וּחַ אֵ֥ין בְּקִרְבּֽוֹ׃<text:s/></text:span><text:span text:style-name="T119">‬</text:span>‬<text:span text:style-name="T120">20</text:span><text:span text:style-name="T121"> וַֽיהוָ֖ה בְּהֵיכַ֣ל קָדְשׁ֑וֹ הַ֥ס מִפָּנָ֖יו כָּל־הָאָֽרֶץ׃<text:s/></text:span><text:span text:style-name="T122">פ<text:s/></text:span><text:span text:style-name="T123">‬</text:span>‬‬‬‬‬‬‬‬‬‬</text:p>
      </text:section>
      <text:section text:name="Sect2" text:style-name="S2">
        <text:p text:style-name="P124">Habakkuk 3</text:p>
        <text:p text:style-name="P125"><text:span text:style-name="T126">1</text:span><text:span text:style-name="T127"> תְּפִלָּ֖ה לַחֲבַקּ֣וּק הַנָּבִ֑יא עַ֖ל שִׁגְיֹנֽוֹת׃<text:s/></text:span><text:span text:style-name="T128">2</text:span><text:span text:style-name="T129"> יְהוָ֗ה שָׁמַ֣עְתִּי שִׁמְעֲךָ֮ יָרֵאתִי֒ יְהוָ֗ה פָּֽעָלְךָ֙ בְּקֶ֤רֶב שָׁנִים֙ חַיֵּ֔יהוּ בְּקֶ֥רֶב שָׁנִ֖ים תּוֹדִ֑יעַ בְּרֹ֖גֶז רַחֵ֥ם תִּזְכּֽוֹר׃<text:s/></text:span><text:span text:style-name="T130">‬</text:span>‬<text:span text:style-name="T131">3</text:span><text:span text:style-name="T132"> אֱל֙וֹהַ֙ מִתֵּימָ֣ן יָב֔וֹא וְקָד֥וֹשׁ מֵֽהַר־פָּארָ֖ן סֶ֑לָה כִּסָּ֤ה שָׁמַ֙יִם֙ הוֹד֔וֹ וּתְהִלָּת֖וֹ מָלְאָ֥ה הָאָֽרֶץ׃<text:s/></text:span><text:span text:style-name="T133">‬</text:span>‬<text:span text:style-name="T134">4</text:span><text:span text:style-name="T135"> וְנֹ֙גַהּ֙ כָּא֣וֹר תִּֽהְיֶ֔ה קַרְנַ֥יִם מִיָּד֖וֹ ל֑וֹ וְשָׁ֖ם חֶבְי֥וֹן עֻזֹּֽה׃<text:s/></text:span><text:span text:style-name="T136">‬</text:span>‬<text:span text:style-name="T137">5</text:span><text:span text:style-name="T138"> לְפָנָ֖יו יֵ֣לֶךְ דָּ֑בֶר וְיֵצֵ֥א רֶ֖שֶׁף לְרַגְלָֽיו׃<text:s/></text:span><text:span text:style-name="T139">‬</text:span>‬<text:span text:style-name="T140">6</text:span><text:span text:style-name="T141"> עָמַ֣ד ׀ וַיְמֹ֣דֶד אֶ֗רֶץ רָאָה֙ וַיַּתֵּ֣ר גּוֹיִ֔ם וַיִּתְפֹּֽצְצוּ֙ הַרְרֵי־עַ֔ד שַׁח֖וּ גִּבְע֣וֹת עוֹלָ֑ם הֲלִיכ֥וֹת עוֹלָ֖ם לֽוֹ׃<text:s/></text:span><text:span text:style-name="T142">‬</text:span>‬<text:span text:style-name="T143">7</text:span><text:span text:style-name="T144"> תַּ֣חַת אָ֔וֶן רָאִ֖יתִי אָהֳלֵ֣י כוּשָׁ֑ן יִרְגְּז֕וּן יְרִיע֖וֹת אֶ֥רֶץ מִדְיָֽן׃</text:span><text:span text:style-name="T145"><text:s/>ס<text:s/></text:span><text:span text:style-name="T146">‬</text:span>‬<text:span text:style-name="T147">8</text:span><text:span text:style-name="T148"> הֲבִנְהָרִים֙ חָרָ֣ה יְהוָ֔ה אִ֤ם בַּנְּהָרִים֙ אַפֶּ֔ךָ אִם־בַּיָּ֖ם עֶבְרָתֶ֑ךָ כִּ֤י תִרְכַּב֙ עַל־סוּסֶ֔יךָ מַרְכְּבֹתֶ֖יךָ יְשׁוּעָֽה׃<text:s/></text:span><text:span text:style-name="T149">‬</text:span>‬<text:span text:style-name="T150">9</text:span><text:span text:style-name="T151"> עֶרְיָ֤ה תֵעוֹר֙ קַשְׁתֶּ֔ךָ שְׁבֻע֥וֹת מַטּ֖וֹת אֹ֣מֶר סֶ֑לָה נְהָר֖וֹת תְּבַקַּע־אָֽרֶץ׃<text:s/></text:span><text:span text:style-name="T152">‬</text:span>‬<text:span text:style-name="T153">10</text:span><text:span text:style-name="T154"> רָא֤וּךָ יָחִ֙ילוּ֙ הָרִ֔ים זֶ֥רֶם מַ֖יִם עָבָ֑ר נָתַ֤ן תְּהוֹם֙ קוֹל֔וֹ ר֖וֹם יָדֵ֥יהוּ נָשָֽׂא׃<text:s/></text:span><text:span text:style-name="T155">‬</text:span>‬<text:span text:style-name="T156">11</text:span><text:span text:style-name="T157"> שֶׁ֥מֶשׁ יָרֵ֖חַ עָ֣מַד זְבֻ֑לָה לְא֤וֹר חִצֶּ֙יךָ֙ יְהַלֵּ֔כוּ לְנֹ֖גַהּ בְּרַ֥ק חֲנִיתֶֽךָ׃<text:s/></text:span><text:span text:style-name="T158">‬</text:span>‬<text:span text:style-name="T159">12</text:span><text:span text:style-name="T160"> בְּזַ֖עַם תִּצְעַד־אָ֑רֶץ בְּאַ֖ף תָּד֥וּשׁ גּוֹיִֽם׃<text:s/></text:span><text:span text:style-name="T161">‬</text:span>‬<text:span text:style-name="T162">13</text:span><text:span text:style-name="T163"> יָצָ֙אתָ֙ לְיֵ֣שַׁע עַמֶּ֔ךָ לְיֵ֖שַׁע אֶת־מְשִׁיחֶ֑ךָ מָחַ֤צְתָּ רֹּאשׁ֙ מִבֵּ֣ית רָשָׁ֔ע עָר֛וֹת יְס֥וֹד עַד־צַוָּ֖אר סֶֽלָה׃<text:s/></text:span><text:span text:style-name="T164">פ<text:s/></text:span><text:span text:style-name="T165">‬</text:span>‬‬‬‬‬‬‬‬‬‬‬‬‬</text:p>
        <text:p text:style-name="P166"><text:span text:style-name="T167">14</text:span><text:span text:style-name="T168"> נָקַ֤בְתָּ בְמַטָּיו֙ רֹ֣אשׁ *פרזו **פְּרָזָ֔יו יִסְעֲר֖וּ לַהֲפִיצֵ֑נִי עֲלִ֣יצֻתָ֔ם כְּמוֹ־לֶאֱכֹ֥ל עָנִ֖י בַּמִּסְתָּֽר׃<text:s/></text:span><text:span text:style-name="T169">‬</text:span>‬<text:span text:style-name="T170">15</text:span><text:span text:style-name="T171"> דָּרַ֥כְתָּ בַיָּ֖ם סוּסֶ֑יךָ חֹ֖מֶר מַ֥יִם רַבִּֽים׃<text:s/></text:span><text:span text:style-name="T172">‬</text:span>‬<text:span text:style-name="T173">16</text:span><text:span text:style-name="T174"> שָׁמַ֣עְתִּי ׀ וַתִּרְגַּ֣ז בִּטְנִ֗י לְקוֹל֙ צָלֲל֣וּ שְׂפָתַ֔י יָב֥וֹא רָקָ֛ב בַּעֲצָמַ֖י וְתַחְתַּ֣י אֶרְגָּ֑ז אֲשֶׁ֤ר אָנ֙וּחַ֙ לְי֣וֹם צָרָ֔ה לַעֲל֖וֹת לְעַ֥ם יְגוּדֶֽנּוּ׃<text:s/></text:span><text:span text:style-name="T175">‬</text:span>‬<text:span text:style-name="T176">17</text:span><text:span text:style-name="T177"> כִּֽי־תְאֵנָ֣ה לֹֽא־תִפְרָ֗ח וְאֵ֤ין יְבוּל֙ בַּגְּפָנִ֔ים כִּחֵשׁ֙ מַעֲשֵׂה־זַ֔יִת וּשְׁדֵמ֖וֹת לֹא־עָ֣שָׂה אֹ֑כֶל גָּזַ֤ר מִמִּכְלָה֙ צֹ֔אן וְאֵ֥ין בָּקָ֖ר<text:s/></text:span><text:soft-page-break/><text:span text:style-name="T178">בָּרְפָתִֽים׃<text:s/></text:span><text:span text:style-name="T179">‬</text:span>‬<text:span text:style-name="T180">18</text:span><text:span text:style-name="T181"> וַאֲנִ֖י בַּיהוָ֣ה אֶעְל֑וֹזָה אָגִ֖ילָה בֵּאלֹהֵ֥י יִשְׁעִֽי׃<text:s/></text:span><text:span text:style-name="T182">‬</text:span>‬<text:span text:style-name="T183">19</text:span><text:span text:style-name="T184"> יְהוִ֤הּ אֲדֹנָי֙ חֵילִ֔י וַיָּ֤שֶׂם רַגְלַי֙ כָּֽאַיָּל֔וֹת וְעַ֥ל בָּמוֹתַ֖י יַדְרִכֵ֑נִי לַמְנַצֵּ֖חַ בִּנְגִינוֹתָֽי׃<text:s/></text:span><text:span text:style-name="T185">‬</text:span>‬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Habakkuk</dc:title>
    <dc:description/>
    <dc:subject/>
    <dc:creator>Adrian Hills</dc:creator>
    <meta:creation-date>2025-03-24T14:38:00Z</meta:creation-date>
    <dc:date>2025-03-24T14:38:00Z</dc:date>
    <meta:template xlink:href="Normal.dotm" xlink:type="simple"/>
    <meta:editing-cycles>2</meta:editing-cycles>
    <meta:editing-duration>PT60S</meta:editing-duration>
    <meta:document-statistic meta:page-count="3" meta:paragraph-count="12" meta:word-count="964" meta:character-count="6448" meta:row-count="45" meta:non-whitespace-character-count="5496"/>
  </office:meta>
</office:document-meta>
</file>